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oglio1" table:style-name="ta1">
        <table:shapes>
          <draw:frame draw:z-index="0" draw:style-name="gr1" svg:width="15.997cm" svg:height="9.004cm" svg:x="9.251cm" svg:y="0.186cm">
            <draw:object draw:notify-on-update-of-ranges="Foglio1.A1:Foglio1.A3 Foglio1.B1:Foglio1.B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7cm" svg:height="9.004cm" svg:x="9.306cm" svg:y="11.369cm">
            <draw:object draw:notify-on-update-of-ranges="Foglio1.A28:Foglio1.A29 Foglio1.B28:Foglio1.B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192.52">
            <text:p>1192,52</text:p>
          </table:table-cell>
          <table:table-cell office:value-type="float" office:value="2233.8">
            <text:p>2233,8</text:p>
          </table:table-cell>
        </table:table-row>
        <table:table-row table:style-name="ro1">
          <table:table-cell office:value-type="float" office:value="2969.28">
            <text:p>2969,28</text:p>
          </table:table-cell>
          <table:table-cell office:value-type="float" office:value="5442.8">
            <text:p>5442,8</text:p>
          </table:table-cell>
        </table:table-row>
        <table:table-row table:style-name="ro1">
          <table:table-cell office:value-type="float" office:value="2997.44">
            <text:p>2997,44</text:p>
          </table:table-cell>
          <table:table-cell office:value-type="float" office:value="5485.56">
            <text:p>5485,56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2" table:number-rows-repeated="19">
          <table:table-cell table:number-columns-repeated="2"/>
        </table:table-row>
        <table:table-row table:style-name="ro1">
          <table:table-cell office:value-type="float" office:value="1192.52">
            <text:p>1192,52</text:p>
          </table:table-cell>
          <table:table-cell office:value-type="float" office:value="2233.8">
            <text:p>2233,8</text:p>
          </table:table-cell>
        </table:table-row>
        <table:table-row table:style-name="ro1">
          <table:table-cell office:value-type="float" office:value="2997.44">
            <text:p>2997,44</text:p>
          </table:table-cell>
          <table:table-cell office:value-type="float" office:value="5485.56">
            <text:p>5485,56</text:p>
          </table:table-cell>
        </table:table-row>
      </table:table>
      <table:table table:name="Foglio2" table:style-name="ta1">
        <table:table-column table:style-name="co1" table:default-cell-style-name="Default"/>
        <table:table-row table:style-name="ro2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Brischetto</meta:initial-creator>
    <meta:creation-date>2018-10-08T18:29:20</meta:creation-date>
    <dc:date>2018-10-08T18:36:54</dc:date>
    <dc:creator>Giuseppe Brischetto</dc:creator>
    <meta:editing-duration>P0D</meta:editing-duration>
    <meta:editing-cycles>1</meta:editing-cycles>
    <meta:document-statistic meta:table-count="3" meta:cell-count="10" meta:object-count="2"/>
    <meta:generator>LibreOffice/3.5$Linux_x86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638cm" svg:y="3.954cm" style:legend-expansion="high" chart:style-name="ch2"/>
        <chart:plot-area chart:style-name="ch3" table:cell-range-address="Foglio1.A1:Foglio1.B3" svg:x="0.769cm" svg:y="0.855cm" svg:width="10.231cm" svg:height="7.55cm">
          <chartooo:coordinate-region svg:x="1.761cm" svg:y="1.055cm" svg:width="8.867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1:Foglio1.B3" chart:class="chart:scatter">
            <chart:domain table:cell-range-address="Foglio1.A1:Foglio1.A3"/>
            <chart:regression-curve chart:style-name="ch7">
              <chart:equation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2.52">
                <text:p>1192.52</text:p>
                <draw:g>
                  <svg:desc>Foglio1.A1:Foglio1.A3</svg:desc>
                </draw:g>
              </table:table-cell>
              <table:table-cell office:value-type="float" office:value="2233.8">
                <text:p>2233.8</text:p>
                <draw:g>
                  <svg:desc>Foglio1.B1:Foglio1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69.28">
                <text:p>2969.28</text:p>
              </table:table-cell>
              <table:table-cell office:value-type="float" office:value="5442.8">
                <text:p>544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97.44">
                <text:p>2997.44</text:p>
              </table:table-cell>
              <table:table-cell office:value-type="float" office:value="5485.56">
                <text:p>5485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638cm" svg:y="3.954cm" style:legend-expansion="high" chart:style-name="ch2"/>
        <chart:plot-area chart:style-name="ch3" table:cell-range-address="Foglio1.A28:Foglio1.B29" svg:x="0.769cm" svg:y="0.855cm" svg:width="10.231cm" svg:height="7.55cm">
          <chartooo:coordinate-region svg:x="1.761cm" svg:y="1.055cm" svg:width="8.867cm" svg:height="6.7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B28:Foglio1.B29" chart:class="chart:scatter">
            <chart:domain table:cell-range-address="Foglio1.A28:Foglio1.A29"/>
            <chart:regression-curve chart:style-name="ch7">
              <chart:equation chart:display-r-square="tru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2.52">
                <text:p>1192.52</text:p>
                <draw:g>
                  <svg:desc>Foglio1.A28:Foglio1.A29</svg:desc>
                </draw:g>
              </table:table-cell>
              <table:table-cell office:value-type="float" office:value="2233.8">
                <text:p>2233.8</text:p>
                <draw:g>
                  <svg:desc>Foglio1.B28:Foglio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7.44">
                <text:p>2997.44</text:p>
              </table:table-cell>
              <table:table-cell office:value-type="float" office:value="5485.56">
                <text:p>5485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